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466cm"/>
    </style:style>
    <style:style style:name="co4" style:family="table-column">
      <style:table-column-properties fo:break-before="auto" style:column-width="3.046cm"/>
    </style:style>
    <style:style style:name="co5" style:family="table-column">
      <style:table-column-properties fo:break-before="auto" style:column-width="2.74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0">
      <style:text-properties style:font-name="Liberation Sans" fo:font-size="10pt" fo:language="pt" fo:country="BR" style:font-name-asian="Droid Sans Fallback" style:font-size-asian="10pt" style:language-asian="zh" style:country-asian="CN" style:font-name-complex="Droid Sans Devanagari" style:font-size-complex="10pt" style:language-complex="hi" style:country-complex="IN"/>
    </style:style>
    <style:style style:name="ce3" style:family="table-cell" style:parent-style-name="Default">
      <style:text-properties style:font-name="Liberation Sans" style:font-name-asian="Droid Sans Fallback" style:font-name-complex="Droid Sans Devanagari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gradient_max</text:p>
          </table:table-cell>
          <table:table-cell table:style-name="Default" office:value-type="string" calcext:value-type="string">
            <text:p>gradient_min</text:p>
          </table:table-cell>
          <table:table-cell office:value-type="string" calcext:value-type="string">
            <text:p>gradient_media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1983795" calcext:value-type="float">
            <text:p>30,91983795</text:p>
          </table:table-cell>
          <table:table-cell office:value-type="float" office:value="1.308339062E-026" calcext:value-type="float">
            <text:p>1,31E-026</text:p>
          </table:table-cell>
          <table:table-cell office:value-type="float" office:value="3.587129354" calcext:value-type="float">
            <text:p>3,587129354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32515" calcext:value-type="float">
            <text:p>32515</text:p>
          </table:table-cell>
          <table:table-cell office:value-type="float" office:value="30.95731354" calcext:value-type="float">
            <text:p>30,95731354</text:p>
          </table:table-cell>
          <table:table-cell office:value-type="float" office:value="4.433741873E-026" calcext:value-type="float">
            <text:p>4,43E-026</text:p>
          </table:table-cell>
          <table:table-cell office:value-type="float" office:value="3.608770847" calcext:value-type="float">
            <text:p>3,608770847</text:p>
          </table:table-cell>
          <table:table-cell table:style-name="ce2" table:formula="of:=([.E3]-[.E2])/[.E2]" office:value-type="float" office:value="0.00603309523139103" calcext:value-type="float">
            <text:p>0,0060330952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47" calcext:value-type="float">
            <text:p>32747</text:p>
          </table:table-cell>
          <table:table-cell office:value-type="float" office:value="35.36388397" calcext:value-type="float">
            <text:p>35,36388397</text:p>
          </table:table-cell>
          <table:table-cell office:value-type="float" office:value="4.886582393E-020" calcext:value-type="float">
            <text:p>4,89E-020</text:p>
          </table:table-cell>
          <table:table-cell office:value-type="float" office:value="2.647068501" calcext:value-type="float">
            <text:p>2,64706850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32747" calcext:value-type="float">
            <text:p>32747</text:p>
          </table:table-cell>
          <table:table-cell office:value-type="float" office:value="38.78891373" calcext:value-type="float">
            <text:p>38,78891373</text:p>
          </table:table-cell>
          <table:table-cell office:value-type="float" office:value="1.754956243E-020" calcext:value-type="float">
            <text:p>1,75E-020</text:p>
          </table:table-cell>
          <table:table-cell office:value-type="float" office:value="2.653078794" calcext:value-type="float">
            <text:p>2,653078794</text:p>
          </table:table-cell>
          <table:table-cell table:formula="of:=([.E5]-[.E4])/[.E4]" office:value-type="float" office:value="0.00227054683236536" calcext:value-type="float">
            <text:p>0,0022705468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894" calcext:value-type="float">
            <text:p>32894</text:p>
          </table:table-cell>
          <table:table-cell office:value-type="float" office:value="40.07865906" calcext:value-type="float">
            <text:p>40,07865906</text:p>
          </table:table-cell>
          <table:table-cell office:value-type="float" office:value="3.338586317E-017" calcext:value-type="float">
            <text:p>3,34E-017</text:p>
          </table:table-cell>
          <table:table-cell office:value-type="float" office:value="2.177770138" calcext:value-type="float">
            <text:p>2,177770138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32894" calcext:value-type="float">
            <text:p>32894</text:p>
          </table:table-cell>
          <table:table-cell office:value-type="float" office:value="49.22439575" calcext:value-type="float">
            <text:p>49,22439575</text:p>
          </table:table-cell>
          <table:table-cell office:value-type="float" office:value="3.204590006E-017" calcext:value-type="float">
            <text:p>3,20E-017</text:p>
          </table:table-cell>
          <table:table-cell office:value-type="float" office:value="2.18329978" calcext:value-type="float">
            <text:p>2,18329978</text:p>
          </table:table-cell>
          <table:table-cell table:style-name="ce3" table:formula="of:=([.E7]-[.E6])/[.E6]" office:value-type="float" office:value="0.0025391302339549" calcext:value-type="float">
            <text:p>0,0025391302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190" calcext:value-type="float">
            <text:p>33190</text:p>
          </table:table-cell>
          <table:table-cell office:value-type="float" office:value="47.722229" calcext:value-type="float">
            <text:p>47,722229</text:p>
          </table:table-cell>
          <table:table-cell office:value-type="float" office:value="1.699935092E-015" calcext:value-type="float">
            <text:p>1,70E-015</text:p>
          </table:table-cell>
          <table:table-cell office:value-type="float" office:value="1.880086303" calcext:value-type="float">
            <text:p>1,88008630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33190" calcext:value-type="float">
            <text:p>33190</text:p>
          </table:table-cell>
          <table:table-cell office:value-type="float" office:value="50.17115402" calcext:value-type="float">
            <text:p>50,17115402</text:p>
          </table:table-cell>
          <table:table-cell office:value-type="float" office:value="2.293662783E-016" calcext:value-type="float">
            <text:p>2,29E-016</text:p>
          </table:table-cell>
          <table:table-cell office:value-type="float" office:value="1.881829023" calcext:value-type="float">
            <text:p>1,881829023</text:p>
          </table:table-cell>
          <table:table-cell table:style-name="ce3" table:formula="of:=([.E9]-[.E8])/[.E8]" office:value-type="float" office:value="0.000926936171610403" calcext:value-type="float">
            <text:p>0,000926936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324" calcext:value-type="float">
            <text:p>33324</text:p>
          </table:table-cell>
          <table:table-cell office:value-type="float" office:value="50.23845673" calcext:value-type="float">
            <text:p>50,23845673</text:p>
          </table:table-cell>
          <table:table-cell office:value-type="float" office:value="0.00000000000003347403057" calcext:value-type="float">
            <text:p>3,35E-014</text:p>
          </table:table-cell>
          <table:table-cell office:value-type="float" office:value="1.671086311" calcext:value-type="float">
            <text:p>1,671086311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3324" calcext:value-type="float">
            <text:p>33324</text:p>
          </table:table-cell>
          <table:table-cell office:value-type="float" office:value="52.17224884" calcext:value-type="float">
            <text:p>52,17224884</text:p>
          </table:table-cell>
          <table:table-cell office:value-type="float" office:value="9.38997686E-015" calcext:value-type="float">
            <text:p>9,39E-015</text:p>
          </table:table-cell>
          <table:table-cell office:value-type="float" office:value="1.673355699" calcext:value-type="float">
            <text:p>1,673355699</text:p>
          </table:table-cell>
          <table:table-cell table:style-name="ce3" table:formula="of:=([.E11]-[.E10])/[.E10]" office:value-type="float" office:value="0.00135803159002718" calcext:value-type="float">
            <text:p>0,0013580316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540" calcext:value-type="float">
            <text:p>33540</text:p>
          </table:table-cell>
          <table:table-cell office:value-type="float" office:value="52.15138245" calcext:value-type="float">
            <text:p>52,15138245</text:p>
          </table:table-cell>
          <table:table-cell office:value-type="float" office:value="0.0000000000009796047437" calcext:value-type="float">
            <text:p>9,80E-013</text:p>
          </table:table-cell>
          <table:table-cell office:value-type="float" office:value="1.512852311" calcext:value-type="float">
            <text:p>1,512852311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33540" calcext:value-type="float">
            <text:p>33540</text:p>
          </table:table-cell>
          <table:table-cell office:value-type="float" office:value="52.69437408" calcext:value-type="float">
            <text:p>52,69437408</text:p>
          </table:table-cell>
          <table:table-cell office:value-type="float" office:value="0.0000000000001695139797" calcext:value-type="float">
            <text:p>1,70E-013</text:p>
          </table:table-cell>
          <table:table-cell office:value-type="float" office:value="1.514434934" calcext:value-type="float">
            <text:p>1,514434934</text:p>
          </table:table-cell>
          <table:table-cell table:formula="of:=([.E13]-[.E12])/[.E12]" office:value-type="float" office:value="0.00104611863860914" calcext:value-type="float">
            <text:p>0,0010461186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701" calcext:value-type="float">
            <text:p>33701</text:p>
          </table:table-cell>
          <table:table-cell office:value-type="float" office:value="52.69649887" calcext:value-type="float">
            <text:p>52,69649887</text:p>
          </table:table-cell>
          <table:table-cell office:value-type="float" office:value="0.000000000006170035403" calcext:value-type="float">
            <text:p>6,17E-012</text:p>
          </table:table-cell>
          <table:table-cell office:value-type="float" office:value="1.385489464" calcext:value-type="float">
            <text:p>1,385489464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3701" calcext:value-type="float">
            <text:p>33701</text:p>
          </table:table-cell>
          <table:table-cell office:value-type="float" office:value="53.06349564" calcext:value-type="float">
            <text:p>53,06349564</text:p>
          </table:table-cell>
          <table:table-cell office:value-type="float" office:value="0.00000000001591032688" calcext:value-type="float">
            <text:p>1,59E-011</text:p>
          </table:table-cell>
          <table:table-cell office:value-type="float" office:value="1.386613369" calcext:value-type="float">
            <text:p>1,386613369</text:p>
          </table:table-cell>
          <table:table-cell table:formula="of:=([.E15]-[.E14])/[.E14]" office:value-type="float" office:value="0.00081119707453801" calcext:value-type="float">
            <text:p>0,0008111971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819" calcext:value-type="float">
            <text:p>33819</text:p>
          </table:table-cell>
          <table:table-cell office:value-type="float" office:value="53.02346802" calcext:value-type="float">
            <text:p>53,02346802</text:p>
          </table:table-cell>
          <table:table-cell office:value-type="float" office:value="0.00000000001000616864" calcext:value-type="float">
            <text:p>1,00E-011</text:p>
          </table:table-cell>
          <table:table-cell office:value-type="float" office:value="1.280269146" calcext:value-type="float">
            <text:p>1,280269146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3819" calcext:value-type="float">
            <text:p>33819</text:p>
          </table:table-cell>
          <table:table-cell office:value-type="float" office:value="53.26443863" calcext:value-type="float">
            <text:p>53,26443863</text:p>
          </table:table-cell>
          <table:table-cell office:value-type="float" office:value="0.0000000000725806637" calcext:value-type="float">
            <text:p>7,26E-011</text:p>
          </table:table-cell>
          <table:table-cell office:value-type="float" office:value="1.281166434" calcext:value-type="float">
            <text:p>1,281166434</text:p>
          </table:table-cell>
          <table:table-cell table:formula="of:=([.E17]-[.E16])/[.E16]" office:value-type="float" office:value="0.000700858880184242" calcext:value-type="float">
            <text:p>0,0007008589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926" calcext:value-type="float">
            <text:p>33926</text:p>
          </table:table-cell>
          <table:table-cell office:value-type="float" office:value="53.16843414" calcext:value-type="float">
            <text:p>53,16843414</text:p>
          </table:table-cell>
          <table:table-cell office:value-type="float" office:value="0.0000000003904554458" calcext:value-type="float">
            <text:p>3,90E-010</text:p>
          </table:table-cell>
          <table:table-cell office:value-type="float" office:value="1.192983508" calcext:value-type="float">
            <text:p>1,192983508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3926" calcext:value-type="float">
            <text:p>33926</text:p>
          </table:table-cell>
          <table:table-cell office:value-type="float" office:value="53.31762314" calcext:value-type="float">
            <text:p>53,31762314</text:p>
          </table:table-cell>
          <table:table-cell office:value-type="float" office:value="0.0000000001233408514" calcext:value-type="float">
            <text:p>1,23E-010</text:p>
          </table:table-cell>
          <table:table-cell office:value-type="float" office:value="1.19372797" calcext:value-type="float">
            <text:p>1,19372797</text:p>
          </table:table-cell>
          <table:table-cell table:style-name="ce3" table:formula="of:=([.E19]-[.E18])/[.E18]" office:value-type="float" office:value="0.000624033773315257" calcext:value-type="float">
            <text:p>0,000624033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001" calcext:value-type="float">
            <text:p>34001</text:p>
          </table:table-cell>
          <table:table-cell office:value-type="float" office:value="53.31902695" calcext:value-type="float">
            <text:p>53,31902695</text:p>
          </table:table-cell>
          <table:table-cell office:value-type="float" office:value="0.00000000006906095834" calcext:value-type="float">
            <text:p>6,91E-011</text:p>
          </table:table-cell>
          <table:table-cell office:value-type="float" office:value="1.116496444" calcext:value-type="float">
            <text:p>1,116496444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4001" calcext:value-type="float">
            <text:p>34001</text:p>
          </table:table-cell>
          <table:table-cell office:value-type="float" office:value="53.52030563" calcext:value-type="float">
            <text:p>53,52030563</text:p>
          </table:table-cell>
          <table:table-cell office:value-type="float" office:value="0.0000000005155663119" calcext:value-type="float">
            <text:p>5,16E-010</text:p>
          </table:table-cell>
          <table:table-cell office:value-type="float" office:value="1.117142677" calcext:value-type="float">
            <text:p>1,117142677</text:p>
          </table:table-cell>
          <table:table-cell table:style-name="ce3" table:formula="of:=([.E21]-[.E20])/[.E20]" office:value-type="float" office:value="0.00057880435130153" calcext:value-type="float">
            <text:p>0,0005788044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34069" calcext:value-type="float">
            <text:p>34069</text:p>
          </table:table-cell>
          <table:table-cell office:value-type="float" office:value="53.50207138" calcext:value-type="float">
            <text:p>53,50207138</text:p>
          </table:table-cell>
          <table:table-cell office:value-type="float" office:value="0.000000004407596066" calcext:value-type="float">
            <text:p>4,41E-009</text:p>
          </table:table-cell>
          <table:table-cell office:value-type="float" office:value="1.049633265" calcext:value-type="float">
            <text:p>1,049633265</text:p>
          </table:table-cell>
          <table:table-cell/>
        </table:table-row>
        <table:table-row table:style-name="ro2">
          <table:table-cell table:number-columns-repeated="3"/>
          <table:table-cell table:style-name="Default"/>
          <table:table-cell/>
          <table:table-cell table:formula="of:=AVERAGE([.F3];[.F5];[.F7];[.F9];[.F11];[.F13];[.F15];[.F17];[.F19];[.F21])" office:value-type="float" office:value="0.0016888752777297" calcext:value-type="float">
            <text:p>0,00168887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01T10:12:52.713940095</dc:date>
    <meta:document-statistic meta:table-count="1" meta:cell-count="121" meta:object-count="0"/>
    <meta:generator>LibreOffice/4.1.4.2$Linux_X86_64 LibreOffice_project/410m0$Build-2</meta:generator>
  </office:meta>
</office:document-meta>
</file>